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0605BC6F.png" manifest:media-type="image/png"/>
  <manifest:file-entry manifest:full-path="Pictures/100002800000029500000295245DFC04.svg" manifest:media-type="image/svg+xml"/>
  <manifest:file-entry manifest:full-path="Pictures/100000000000000700000007DA9C2F53.jpg" manifest:media-type="image/jpeg"/>
  <manifest:file-entry manifest:full-path="Pictures/1000000000000007000000073533D457.jpg" manifest:media-type="image/jpeg"/>
  <manifest:file-entry manifest:full-path="Pictures/1000000000000192000001925CD62920.jpg" manifest:media-type="image/jpeg"/>
  <manifest:file-entry manifest:full-path="Pictures/1000025100000295000002955F334C25.svg" manifest:media-type="image/svg+xml"/>
  <manifest:file-entry manifest:full-path="Pictures/100001E00000029500000295C86DF4BC.svg" manifest:media-type="image/svg+xml"/>
  <manifest:file-entry manifest:full-path="Pictures/1000DC810000A57800007C20A4405B2B.svg" manifest:media-type="image/svg+xml"/>
  <manifest:file-entry manifest:full-path="Pictures/100000010000033000000264E7461CCF.png" manifest:media-type="image/png"/>
  <manifest:file-entry manifest:full-path="Pictures/1000000100000019000000191FC491AC.png" manifest:media-type="image/png"/>
  <manifest:file-entry manifest:full-path="Pictures/100002CA0000029500000295DA6BE582.svg" manifest:media-type="image/svg+xml"/>
  <manifest:file-entry manifest:full-path="Pictures/100000010000001900000019058C107F.png" manifest:media-type="image/png"/>
  <manifest:file-entry manifest:full-path="Pictures/10000001000000190000001973052D3D.png" manifest:media-type="image/png"/>
  <manifest:file-entry manifest:full-path="Pictures/100001090000029500000295FBA194FD.svg" manifest:media-type="image/svg+xml"/>
  <manifest:file-entry manifest:full-path="Pictures/10000001000000190000001914C003C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gr3"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8"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0"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1"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2"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3"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15" style:family="graphic" style:parent-style-name="standard">
      <style:graphic-properties draw:stroke="none" draw:fill="none" fo:min-height="9.603cm" loext:decorative="false"/>
      <style:paragraph-properties style:writing-mode="lr-tb"/>
    </style:style>
    <style:style style:name="pr1" style:family="presentation" style:parent-style-name="Grey-Elegant-title">
      <style:graphic-properties fo:min-height="3.125cm" loext:decorative="false"/>
      <style:paragraph-properties style:writing-mode="lr-tb"/>
    </style:style>
    <style:style style:name="pr2" style:family="presentation" style:parent-style-name="Grey-Elegant-subtitle">
      <style:graphic-properties draw:fill-color="#ffffff" fo:min-height="1.06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1.686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Image-title">
      <style:graphic-properties fo:min-height="2.629cm" loext:decorative="false"/>
      <style:paragraph-properties style:writing-mode="lr-tb"/>
    </style:style>
    <style:style style:name="pr11" style:family="presentation" style:parent-style-name="Image-outline1">
      <style:graphic-properties fo:min-height="0cm" loext:decorative="false"/>
      <style:paragraph-properties style:writing-mode="lr-tb"/>
    </style:style>
    <style:style style:name="pr12" style:family="presentation" style:parent-style-name="Image-notes">
      <style:graphic-properties draw:fill-color="#ffffff" draw:auto-grow-height="true" fo:min-height="14cm" loext:decorative="false"/>
      <style:paragraph-properties style:writing-mode="lr-tb"/>
    </style:style>
    <style:style style:name="pr13" style:family="presentation" style:parent-style-name="Bullet_20_2-title">
      <style:graphic-properties fo:min-height="2.1cm" loext:decorative="false"/>
      <style:paragraph-properties style:writing-mode="lr-tb"/>
    </style:style>
    <style:style style:name="pr14" style:family="presentation" style:parent-style-name="Bullet_20_2-outline1">
      <style:graphic-properties fo:min-height="0cm" loext:decorative="false"/>
      <style:paragraph-properties style:writing-mode="lr-tb"/>
    </style:style>
    <style:style style:name="pr15" style:family="presentation" style:parent-style-name="Bullet_20_2-notes">
      <style:graphic-properties draw:fill-color="#ffffff" draw:auto-grow-height="true" fo:min-height="14cm" loext:decorative="false"/>
      <style:paragraph-properties style:writing-mode="lr-tb"/>
    </style:style>
    <style:style style:name="pr16" style:family="presentation" style:parent-style-name="Content_20_2-title">
      <style:graphic-properties fo:min-height="2.629cm" loext:decorative="false"/>
      <style:paragraph-properties style:writing-mode="lr-tb"/>
    </style:style>
    <style:style style:name="pr17" style:family="presentation" style:parent-style-name="Content_20_2-outline3">
      <style:graphic-properties fo:min-height="0cm" loext:decorative="false"/>
      <style:paragraph-properties style:writing-mode="lr-tb"/>
    </style:style>
    <style:style style:name="pr18" style:family="presentation" style:parent-style-name="Content_20_2-notes">
      <style:graphic-properties draw:fill-color="#ffffff" draw:auto-grow-height="true" fo:min-height="14cm" loext:decorative="false"/>
      <style:paragraph-properties style:writing-mode="lr-tb"/>
    </style:style>
    <style:style style:name="pr19" style:family="presentation" style:parent-style-name="Bullet_20_3-title">
      <style:graphic-properties fo:min-height="2.629cm" loext:decorative="false"/>
      <style:paragraph-properties style:writing-mode="lr-tb"/>
    </style:style>
    <style:style style:name="pr20" style:family="presentation" style:parent-style-name="Bullet_20_3-outline1">
      <style:graphic-properties fo:min-height="0cm" loext:decorative="false"/>
      <style:paragraph-properties style:writing-mode="lr-tb"/>
    </style:style>
    <style:style style:name="pr21" style:family="presentation" style:parent-style-name="Bullet_20_3-notes">
      <style:graphic-properties draw:fill-color="#ffffff" draw:auto-grow-height="true" fo:min-height="14cm" loext:decorative="false"/>
      <style:paragraph-properties style:writing-mode="lr-tb"/>
    </style:style>
    <style:style style:name="pr22" style:family="presentation" style:parent-style-name="Bullet_20_1-title">
      <style:graphic-properties fo:min-height="2.1cm" loext:decorative="false"/>
      <style:paragraph-properties style:writing-mode="lr-tb"/>
    </style:style>
    <style:style style:name="pr23" style:family="presentation" style:parent-style-name="Bullet_20_1-outline1">
      <style:graphic-properties fo:min-height="0cm" loext:decorative="false"/>
      <style:paragraph-properties style:writing-mode="lr-tb"/>
    </style:style>
    <style:style style:name="pr24" style:family="presentation" style:parent-style-name="Bullet_20_1-notes">
      <style:graphic-properties draw:fill-color="#ffffff" draw:auto-grow-height="true" fo:min-height="14cm" loext:decorative="false"/>
      <style:paragraph-properties style:writing-mode="lr-tb"/>
    </style:style>
    <style:style style:name="pr25" style:family="presentation" style:parent-style-name="Jigsaw-title">
      <style:graphic-properties fo:min-height="2.629cm" loext:decorative="false"/>
      <style:paragraph-properties style:writing-mode="lr-tb"/>
    </style:style>
    <style:style style:name="pr26" style:family="presentation" style:parent-style-name="Jigsaw-outline1">
      <style:graphic-properties fo:min-height="0cm" loext:decorative="false"/>
      <style:paragraph-properties style:writing-mode="lr-tb"/>
    </style:style>
    <style:style style:name="pr27" style:family="presentation" style:parent-style-name="Jigsaw-notes">
      <style:graphic-properties draw:fill-color="#ffffff" draw:auto-grow-height="true" fo:min-height="14cm" loext:decorative="false"/>
      <style:paragraph-properties style:writing-mode="lr-tb"/>
    </style:style>
    <style:style style:name="P1" style:family="paragraph">
      <style:paragraph-properties fo:margin-top="0.42cm" fo:margin-bottom="0.35cm"/>
    </style:style>
    <style:style style:name="P2" style:family="paragraph">
      <style:text-properties fo:font-size="25pt" style:font-size-asian="25pt" style:font-size-complex="25pt"/>
    </style:style>
    <style:style style:name="P3" style:family="paragraph">
      <style:paragraph-properties fo:text-align="end"/>
    </style:style>
    <style:style style:name="P4" style:family="paragraph">
      <loext:graphic-properties draw:fill-color="#ffffff"/>
      <style:paragraph-properties fo:text-align="end"/>
      <style:text-properties fo:font-size="22pt" style:font-size-asian="22pt" style:font-size-complex="22pt"/>
    </style:style>
    <style:style style:name="P5" style:family="paragraph">
      <loext:graphic-properties draw:fill-color="#ffffff"/>
    </style:style>
    <style:style style:name="P6" style:family="paragraph">
      <style:paragraph-properties fo:margin-top="0.42cm" fo:margin-bottom="0.35cm" fo:text-align="start"/>
    </style:style>
    <style:style style:name="P7" style:family="paragraph">
      <style:text-properties fo:font-size="15pt" style:font-size-asian="15pt" style:font-size-complex="15pt"/>
    </style:style>
    <style:style style:name="P8" style:family="paragraph">
      <loext:graphic-properties draw:fill-color="#ffffff"/>
      <style:text-properties fo:font-size="20pt"/>
    </style:style>
    <style:style style:name="P9" style:family="paragraph">
      <style:paragraph-properties fo:margin-top="0.42cm" fo:margin-bottom="0.35cm"/>
      <style:text-properties fo:font-size="35pt" style:text-underline-style="none" fo:font-weight="normal" style:font-size-asian="35pt" style:font-weight-asian="normal" style:font-size-complex="35pt" style:font-weight-complex="normal"/>
    </style:style>
    <style:style style:name="P10" style:family="paragraph">
      <style:text-properties fo:font-size="14pt" style:font-size-asian="14pt" style:font-size-complex="14pt"/>
    </style:style>
    <style:style style:name="P11" style:family="paragraph">
      <loext:graphic-properties draw:fill="bitmap" draw:fill-image-name="Bitmap_20_272" draw:fill-image-width="11.373cm" draw:fill-image-height="11.373cm" style:repeat="stretch"/>
      <style:paragraph-properties fo:text-align="center"/>
    </style:style>
    <style:style style:name="P12" style:family="paragraph">
      <style:text-properties fo:font-size="45pt" style:font-size-asian="45pt" style:font-size-complex="45pt"/>
    </style:style>
    <style:style style:name="P13" style:family="paragraph">
      <style:text-properties fo:font-size="15.6999998092651pt" style:font-size-asian="15.6999998092651pt" style:font-size-complex="15.6999998092651pt"/>
    </style:style>
    <style:style style:name="P14" style:family="paragraph">
      <loext:graphic-properties draw:fill="none" draw:fill-color="#ffffff"/>
      <style:text-properties style:font-name="Noto Sans1" fo:font-size="60pt" fo:text-shadow="1pt 1pt" style:text-underline-style="none" style:font-size-asian="60pt" style:font-size-complex="60pt"/>
    </style:style>
    <style:style style:name="P15" style:family="paragraph">
      <style:text-properties fo:font-size="40pt" style:font-size-asian="40pt" style:font-size-complex="40pt"/>
    </style:style>
    <style:style style:name="P16" style:family="paragraph">
      <loext:graphic-properties draw:fill="solid" draw:fill-color="#b8dbd9"/>
      <style:paragraph-properties fo:text-align="center"/>
    </style:style>
    <style:style style:name="P17" style:family="paragraph">
      <loext:graphic-properties draw:fill="none"/>
      <style:paragraph-properties fo:text-align="center"/>
    </style:style>
    <style:style style:name="P18" style:family="paragraph">
      <loext:graphic-properties draw:fill="solid" draw:fill-color="#586f7c"/>
      <style:paragraph-properties fo:text-align="center"/>
    </style:style>
    <style:style style:name="P19" style:family="paragraph">
      <loext:graphic-properties draw:fill="solid" draw:fill-color="#2f4550"/>
      <style:paragraph-properties fo:text-align="center"/>
    </style:style>
    <style:style style:name="P20" style:family="paragraph">
      <style:text-properties fo:font-size="11.3999996185303pt" style:font-size-asian="11.3999996185303pt" style:font-size-complex="11.3999996185303pt"/>
    </style:style>
    <style:style style:name="P21" style:family="paragraph">
      <loext:graphic-properties draw:fill="solid" draw:fill-color="#8d99ae" draw:opacity="10%"/>
      <style:paragraph-properties fo:text-align="center"/>
      <style:text-properties style:font-name="Noto Sans1"/>
    </style:style>
    <style:style style:name="P22" style:family="paragraph">
      <style:text-properties fo:font-size="35pt" style:font-size-asian="35pt" style:font-size-complex="35pt"/>
    </style:style>
    <style:style style:name="P23" style:family="paragraph">
      <style:text-properties fo:font-size="12pt" style:font-size-asian="12pt" style:font-size-complex="12pt"/>
    </style:style>
    <style:style style:name="P24" style:family="paragraph">
      <style:text-properties fo:font-size="44pt" style:font-size-asian="44pt" style:font-size-complex="44pt"/>
    </style:style>
    <style:style style:name="P25" style:family="paragraph">
      <loext:graphic-properties draw:fill="none"/>
      <style:paragraph-properties fo:margin-top="0.42cm" fo:margin-bottom="0.35cm"/>
      <style:text-properties fo:font-size="100pt" style:font-size-asian="100pt" style:font-size-complex="100pt"/>
    </style:style>
    <style:style style:name="T1" style:family="text">
      <style:text-properties fo:font-size="65pt" style:font-size-asian="65pt" style:font-size-complex="65pt"/>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fo:font-size="35pt" style:text-underline-style="none" fo:font-weight="normal" style:font-size-asian="35pt" style:font-weight-asian="normal" style:font-size-complex="35pt" style:font-weight-complex="normal"/>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45pt" style:font-size-asian="45pt" style:font-size-complex="45pt"/>
    </style:style>
    <style:style style:name="T8" style:family="text">
      <style:text-properties fo:font-size="18pt" style:font-size-asian="18pt" style:font-size-complex="18pt"/>
    </style:style>
    <style:style style:name="T9" style:family="text">
      <style:text-properties style:font-name="Noto Sans1" fo:font-size="60pt" fo:text-shadow="1pt 1pt" style:text-underline-style="none" style:font-size-asian="60pt" style:font-size-complex="60pt"/>
    </style:style>
    <style:style style:name="T10" style:family="text">
      <style:text-properties fo:font-size="40pt" style:font-size-asian="40pt" style:font-size-complex="40pt"/>
    </style:style>
    <style:style style:name="T11" style:family="text">
      <style:text-properties fo:font-size="15pt" fo:font-weight="bold" style:font-size-asian="15pt" style:font-weight-asian="bold" style:font-size-complex="15pt" style:font-weight-complex="bold"/>
    </style:style>
    <style:style style:name="T12" style:family="text">
      <style:text-properties fo:font-size="10pt" style:font-size-asian="10pt" style:font-size-complex="10pt"/>
    </style:style>
    <style:style style:name="T13" style:family="text">
      <style:text-properties fo:font-size="11.3999996185303pt" fo:font-weight="bold" style:font-size-asian="11.3999996185303pt" style:font-weight-asian="bold" style:font-size-complex="11.3999996185303pt" style:font-weight-complex="bold"/>
    </style:style>
    <style:style style:name="T14" style:family="text">
      <style:text-properties fo:font-size="11.3999996185303pt" style:font-size-asian="11.3999996185303pt" style:font-size-complex="11.3999996185303pt"/>
    </style:style>
    <style:style style:name="T15" style:family="text">
      <style:text-properties fo:font-size="35pt" style:font-size-asian="35pt" style:font-size-complex="35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style:font-size-asian="12pt" style:font-size-complex="12pt"/>
    </style:style>
    <style:style style:name="T18" style:family="text">
      <style:text-properties fo:font-size="44pt" style:font-size-asian="44pt" style:font-size-complex="44pt"/>
    </style:style>
    <style:style style:name="T19" style:family="text">
      <style:text-properties fo:font-size="100pt" style:font-size-asian="100pt" style:font-size-complex="10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2" draw:layer="layout" svg:width="19.5cm" svg:height="3.125cm" svg:x="1cm" svg:y="11.248cm" presentation:class="title" presentation:user-transformed="true">
          <draw:text-box>
            <text:p text:style-name="P1"><text:span text:style-name="T1">Career Coach</text:span></text:p>
          </draw:text-box>
        </draw:frame>
        <draw:frame presentation:style-name="pr2" draw:text-style-name="P4" draw:layer="layout" svg:width="19.5cm" svg:height="1.06cm" svg:x="1cm" svg:y="14.112cm" presentation:class="subtitle" presentation:user-transformed="true">
          <draw:text-box>
            <text:p text:style-name="P3"><text:span text:style-name="T2">By Ishita Sharma</text:span></text:p>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Index</text:p>
          </draw:text-box>
        </draw:frame>
        <draw:frame presentation:style-name="pr5" draw:text-style-name="P7" draw:layer="layout" svg:width="17.12cm" svg:height="9.134cm" svg:x="1.3cm" svg:y="5cm" presentation:class="outline">
          <draw:text-box>
            <text:list text:style-name="L2">
              <text:list-item>
                <text:p text:style-name="P6"><text:span text:style-name="T3">Problem Facing</text:span></text:p>
              </text:list-item>
              <text:list-item>
                <text:p text:style-name="P6"><text:span text:style-name="T3">Solution Overview</text:span></text:p>
              </text:list-item>
              <text:list-item>
                <text:p text:style-name="P6"><text:span text:style-name="T3">Key Features</text:span></text:p>
              </text:list-item>
              <text:list-item>
                <text:p text:style-name="P6"><text:span text:style-name="T3">Tech Stack</text:span></text:p>
              </text:list-item>
              <text:list-item>
                <text:p text:style-name="P6"><text:span text:style-name="T3">Challenges Faced</text:span></text:p>
              </text:list-item>
              <text:list-item>
                <text:p text:style-name="P6"><text:span text:style-name="T3">Future Improvements</text:span></text:p>
              </text:list-item>
              <text:list-item>
                <text:p text:style-name="P6"><text:span text:style-name="T3">Conclusion</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8"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text-style-name="P9" draw:layer="layout" svg:width="22.5cm" svg:height="1.686cm" svg:x="3.5cm" svg:y="0.843cm" presentation:class="title" presentation:user-transformed="true">
          <draw:text-box>
            <text:p text:style-name="P1"><text:span text:style-name="T4">🔍 </text:span><text:span text:style-name="T4">Problem Facing</text:span></text:p>
          </draw:text-box>
        </draw:frame>
        <draw:frame presentation:style-name="pr8" draw:text-style-name="P10" draw:layer="layout" svg:width="24.5cm" svg:height="12cm" svg:x="2cm" svg:y="3.5cm" presentation:class="outline" presentation:user-transformed="true">
          <draw:text-box>
            <text:list text:style-name="L3">
              <text:list-header>
                <text:p text:style-name="P1"><text:span text:style-name="T5">🎯 </text:span><text:span text:style-name="T5">Navigating a Career Path Is Hard</text:span></text:p>
                <text:p text:style-name="P6"><text:span text:style-name="T6">Many individuals face challenges when making career decisions due to:</text:span></text:p>
              </text:list-header>
              <text:list-item>
                <text:p text:style-name="P6"><text:span text:style-name="T6">❌ </text:span><text:span text:style-name="T6">Lack of Personalized Guidance</text:span></text:p>
                <text:p text:style-name="P6"><text:span text:style-name="T6">Most career advice is generic and doesn’t consider individual goals, skills, or interests.</text:span></text:p>
              </text:list-item>
              <text:list-item>
                <text:p text:style-name="P6"><text:span text:style-name="T6">🕒 </text:span><text:span text:style-name="T6">Limited Access to Career Counsellors</text:span></text:p>
                <text:p text:style-name="P6"><text:span text:style-name="T6">Not everyone has the time, resources, or access to professional coaching.</text:span></text:p>
              </text:list-item>
              <text:list-item>
                <text:p text:style-name="P6"><text:span text:style-name="T6">🌐 </text:span><text:span text:style-name="T6">Rapidly Changing Job Market</text:span></text:p>
                <text:p text:style-name="P6"><text:span text:style-name="T6">New roles and required skills emerge frequently, making it hard to stay updated.</text:span></text:p>
              </text:list-item>
              <text:list-item>
                <text:p text:style-name="P6"><text:span text:style-name="T6">🧭 </text:span><text:span text:style-name="T6">Uncertainty in Career Direction</text:span></text:p>
                <text:p text:style-name="P6"><text:span text:style-name="T6">Students and professionals often feel lost, unsure of what steps to take next.</text:span></text:p>
                <text:p text:style-name="P6"><text:span text:style-name="T6">🔔 </text:span><text:span text:style-name="T6">Opportunity: There is a growing need for an accessible, AI-powered solution that can offer smart, real-time, and tailored career guidance.</text:span></text:p>
                <text:p text:style-name="P6"><text:span text:style-name="T6"/></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Image" presentation:presentation-page-layout-name="AL2T1">
        <office:forms form:automatic-focus="false" form:apply-design-mode="false"/>
        <draw:polygon draw:style-name="gr2" draw:text-style-name="P11" draw:layer="layout" svg:width="11.372cm" svg:height="11.372cm" svg:x="16.315cm" svg:y="3.307cm" svg:viewBox="0 0 11373 11373" draw:points="0,5726 5646,0 11373,5648 5727,11373 5725,11373 0,5728">
          <text:p/>
        </draw:polygon>
        <draw:frame presentation:style-name="pr10" draw:text-style-name="P12" draw:layer="layout" svg:width="25.2cm" svg:height="2.629cm" svg:x="1.3cm" svg:y="1.3cm" presentation:class="title">
          <draw:text-box>
            <text:p text:style-name="P1"><text:span text:style-name="T7">💡 </text:span><text:span text:style-name="T7">Solution Overview</text:span></text:p>
          </draw:text-box>
        </draw:frame>
        <draw:frame presentation:style-name="pr11" draw:text-style-name="P13" draw:layer="layout" svg:width="17.12cm" svg:height="9.134cm" svg:x="1.3cm" svg:y="5cm" presentation:class="outline" presentation:user-transformed="true">
          <draw:text-box>
            <text:p text:style-name="P1"><text:span text:style-name="T8">The AI Career Coach is an intelligent web application designed to offer personalized career guidance using advanced AI technologies. It helps users—whether students, graduates, or working professionals—explore suitable career paths based on their skills, interests, and goals. By leveraging the power of AI, the platform generates customized career suggestions, highlights skill gaps, and recommends learning resources to bridge those gaps. Additionally, it features tools like an AI-powered resume assistant and a mock interview simulator, enabling users to prepare effectively for job applications and interviews. The platform ensures a fast, responsive experience through a tech stack built with Next.js, Tailwind CSS, and JavaScript, making career planning smarter, simpler, and more accessible than ever before.</text:span></text:p>
          </draw:text-box>
        </draw:frame>
        <presentation:notes draw:style-name="dp2">
          <draw:page-thumbnail draw:style-name="gr1" draw:layer="layout" svg:width="17cm" svg:height="9.56cm" svg:x="2cm" svg:y="2.5cm" draw:page-number="4" presentation:class="page"/>
          <draw:frame presentation:style-name="pr12" draw:text-style-name="P8" draw:layer="layout" svg:width="17cm" svg:height="14cm" svg:x="2cm" svg:y="13cm" presentation:class="notes" presentation:placeholder="true">
            <draw:text-box/>
          </draw:frame>
        </presentation:notes>
      </draw:page>
      <draw:page draw:name="page5" draw:style-name="dp1" draw:master-page-name="Bullet_20_2" presentation:presentation-page-layout-name="AL3T33">
        <office:forms form:automatic-focus="false" form:apply-design-mode="false"/>
        <draw:frame draw:style-name="gr3" draw:text-style-name="P14" draw:layer="layout" svg:width="3.048cm" svg:height="3.138cm" svg:x="1.378cm" svg:y="1.6cm">
          <draw:text-box>
            <text:p><text:span text:style-name="T9">01</text:span></text:p>
          </draw:text-box>
        </draw:frame>
        <draw:frame draw:style-name="gr3" draw:text-style-name="P14" draw:layer="layout" svg:width="3.048cm" svg:height="3.138cm" svg:x="5.9cm" svg:y="8.552cm">
          <draw:text-box>
            <text:p><text:span text:style-name="T9">02</text:span></text:p>
          </draw:text-box>
        </draw:frame>
        <draw:frame draw:style-name="gr3" draw:text-style-name="P14" draw:layer="layout" svg:width="3.048cm" svg:height="3.138cm" svg:x="12.808cm" svg:y="1.6cm">
          <draw:text-box>
            <text:p><text:span text:style-name="T9">03</text:span></text:p>
          </draw:text-box>
        </draw:frame>
        <draw:frame draw:style-name="gr3" draw:text-style-name="P14" draw:layer="layout" svg:width="3.048cm" svg:height="3.138cm" svg:x="18.5cm" svg:y="8.9cm">
          <draw:text-box>
            <text:p><text:span text:style-name="T9">04</text:span></text:p>
          </draw:text-box>
        </draw:frame>
        <draw:frame presentation:style-name="pr13" draw:text-style-name="P15" draw:layer="layout" svg:width="25.2cm" svg:height="2.1cm" svg:x="1.3cm" svg:y="0.4cm" presentation:class="title" presentation:user-transformed="true">
          <draw:text-box>
            <text:p text:style-name="P1"><text:span text:style-name="T10">🌟 </text:span><text:span text:style-name="T10">Key Features</text:span></text:p>
          </draw:text-box>
        </draw:frame>
        <draw:frame presentation:style-name="pr14" draw:text-style-name="P10" draw:layer="layout" svg:width="9.5cm" svg:height="3.7cm" svg:x="2.65cm" svg:y="4.2cm" presentation:class="outline" presentation:user-transformed="true">
          <draw:text-box>
            <text:list text:style-name="L3">
              <text:list-header>
                <text:p text:style-name="P1"><text:span text:style-name="T5">🧭 <text:s/></text:span><text:span text:style-name="T5">Personalized Career Roadmap</text:span></text:p>
              </text:list-header>
              <text:list-item>
                <text:p text:style-name="P6"><text:span text:style-name="T6">AI analyses user inputs (skills, interests, goals)</text:span></text:p>
              </text:list-item>
              <text:list-item>
                <text:p text:style-name="P6"><text:span text:style-name="T6">Suggests realistic and tailored career paths</text:span></text:p>
                <text:p text:style-name="P6"><text:span text:style-name="T6"/></text:p>
              </text:list-item>
            </text:list>
          </draw:text-box>
        </draw:frame>
        <draw:frame presentation:style-name="pr14" draw:text-style-name="P10" draw:layer="layout" svg:width="9.5cm" svg:height="3.7cm" svg:x="14.1cm" svg:y="4.2cm" presentation:class="outline" presentation:user-transformed="true">
          <draw:text-box>
            <text:list text:style-name="L3">
              <text:list-header>
                <text:p text:style-name="P1"><text:span text:style-name="T5">📄 <text:s/></text:span><text:span text:style-name="T5">AI-Powered Resume Builder</text:span></text:p>
              </text:list-header>
              <text:list-item>
                <text:p text:style-name="P6"><text:span text:style-name="T6">Real-time resume tips based on chosen career</text:span></text:p>
              </text:list-item>
              <text:list-item>
                <text:p text:style-name="P6"><text:span text:style-name="T6">Format, wording, and keyword optimization suggestions</text:span></text:p>
                <text:p text:style-name="P6"><text:span text:style-name="T6"/></text:p>
              </text:list-item>
            </text:list>
          </draw:text-box>
        </draw:frame>
        <draw:frame presentation:style-name="pr14" draw:text-style-name="P10" draw:layer="layout" svg:width="9.5cm" svg:height="3.7cm" svg:x="6.9cm" svg:y="11.5cm" presentation:class="outline" presentation:user-transformed="true">
          <draw:text-box>
            <text:list text:style-name="L3">
              <text:list-header>
                <text:p text:style-name="P1"><text:span text:style-name="T5">📈 <text:s/></text:span><text:span text:style-name="T5">Skills Gap Analysis</text:span></text:p>
              </text:list-header>
              <text:list-item>
                <text:p text:style-name="P6"><text:span text:style-name="T6">Compares user skills with job requirements</text:span></text:p>
              </text:list-item>
              <text:list-item>
                <text:p text:style-name="P6"><text:span text:style-name="T6">Recommends courses, certifications, and tools to bridge the gap</text:span></text:p>
              </text:list-item>
            </text:list>
          </draw:text-box>
        </draw:frame>
        <draw:frame presentation:style-name="pr14" draw:text-style-name="P10" draw:layer="layout" svg:width="9.5cm" svg:height="3.7cm" svg:x="18cm" svg:y="11.5cm" presentation:class="outline" presentation:user-transformed="true">
          <draw:text-box>
            <text:list text:style-name="L3">
              <text:list-header>
                <text:p text:style-name="P1"><text:span text:style-name="T5">🎤 <text:s/></text:span><text:span text:style-name="T5">Mock Interview Simulator</text:span></text:p>
              </text:list-header>
              <text:list-item>
                <text:p text:style-name="P6"><text:span text:style-name="T6">AI interviewer generates questions based on selected job role</text:span></text:p>
              </text:list-item>
              <text:list-item>
                <text:p text:style-name="P6"><text:span text:style-name="T6">Provides instant feedback and answer suggestions</text:span></text:p>
              </text:list-item>
            </text:list>
          </draw:text-box>
        </draw:frame>
        <presentation:notes draw:style-name="dp2">
          <draw:page-thumbnail draw:style-name="gr1" draw:layer="layout" svg:width="17cm" svg:height="9.56cm" svg:x="2cm" svg:y="2.5cm" draw:page-number="5" presentation:class="page"/>
          <draw:frame presentation:style-name="pr15" draw:text-style-name="P8" draw:layer="layout" svg:width="17cm" svg:height="14cm" svg:x="2cm" svg:y="13cm" presentation:class="notes" presentation:placeholder="true">
            <draw:text-box/>
          </draw:frame>
        </presentation:notes>
      </draw:page>
      <draw:page draw:name="page6" draw:style-name="dp1" draw:master-page-name="Content_20_2" presentation:presentation-page-layout-name="AL4T34">
        <office:forms form:automatic-focus="false" form:apply-design-mode="false"/>
        <draw:frame presentation:style-name="pr16" draw:text-style-name="P15" draw:layer="layout" svg:width="25.2cm" svg:height="2.629cm" svg:x="1.3cm" svg:y="0.3cm" presentation:class="title" presentation:user-transformed="true">
          <draw:text-box>
            <text:p text:style-name="P1"><text:span text:style-name="T10">🧰 </text:span><text:span text:style-name="T10">Tech Stack</text:span></text:p>
          </draw:text-box>
        </draw:frame>
        <draw:frame presentation:style-name="pr17" draw:layer="layout" svg:width="8.7cm" svg:height="3.9cm" svg:x="1.3cm" svg:y="3cm" presentation:class="outline" presentation:user-transformed="true">
          <draw:text-box>
            <text:list text:style-name="L3">
              <text:list-header>
                <text:p text:style-name="P6"><text:span text:style-name="T11">Next.js</text:span></text:p>
              </text:list-header>
              <text:list-item>
                <text:p text:style-name="P6"><text:span text:style-name="T12">React framework with support for SSR &amp; SSG</text:span></text:p>
              </text:list-item>
              <text:list-item>
                <text:p text:style-name="P6"><text:span text:style-name="T12">Fast routing &amp; built-in API support</text:span></text:p>
              </text:list-item>
            </text:list>
          </draw:text-box>
        </draw:frame>
        <draw:frame presentation:style-name="pr17" draw:layer="layout" svg:width="8.7cm" svg:height="3.9cm" svg:x="1.3cm" svg:y="7.2cm" presentation:class="outline" presentation:user-transformed="true">
          <draw:text-box>
            <text:list text:style-name="L3">
              <text:list-header>
                <text:p text:style-name="P6"><text:span text:style-name="T11">Tailwind CSS</text:span></text:p>
              </text:list-header>
              <text:list-item>
                <text:p text:style-name="P6"><text:span text:style-name="T12">Utility-first CSS framework for rapid, responsive UI design</text:span></text:p>
              </text:list-item>
              <text:list-item>
                <text:p text:style-name="P6"><text:span text:style-name="T12">Clean, maintainable styling</text:span></text:p>
              </text:list-item>
            </text:list>
          </draw:text-box>
        </draw:frame>
        <draw:frame presentation:style-name="pr17" draw:layer="layout" svg:width="8.7cm" svg:height="3.9cm" svg:x="1.3cm" svg:y="11.4cm" presentation:class="outline" presentation:user-transformed="true">
          <draw:text-box>
            <text:list text:style-name="L3">
              <text:list-header>
                <text:p text:style-name="P6"><text:span text:style-name="T11">API Routes in Next.js</text:span></text:p>
              </text:list-header>
              <text:list-item>
                <text:p text:style-name="P6"><text:span text:style-name="T12">Serverless backend logic for handling AI queries and user data</text:span></text:p>
              </text:list-item>
            </text:list>
          </draw:text-box>
        </draw:frame>
        <draw:frame presentation:style-name="pr17" draw:layer="layout" svg:width="8.7cm" svg:height="3.9cm" svg:x="17.8cm" svg:y="3cm" presentation:class="outline" presentation:user-transformed="true">
          <draw:text-box>
            <text:list text:style-name="L3">
              <text:list-header>
                <text:p text:style-name="P6"><text:span text:style-name="T11">OpenAI API</text:span></text:p>
              </text:list-header>
              <text:list-item>
                <text:p text:style-name="P6"><text:span text:style-name="T12">Used for natural language processing</text:span></text:p>
              </text:list-item>
              <text:list-item>
                <text:p text:style-name="P6"><text:span text:style-name="T12">Powers personalized advice, resume suggestions, and mock interviews</text:span></text:p>
                <text:p text:style-name="P6"><text:span text:style-name="T12"/></text:p>
              </text:list-item>
            </text:list>
          </draw:text-box>
        </draw:frame>
        <draw:frame presentation:style-name="pr17" draw:layer="layout" svg:width="8.7cm" svg:height="3.9cm" svg:x="17.8cm" svg:y="7.2cm" presentation:class="outline" presentation:user-transformed="true">
          <draw:text-box>
            <text:list text:style-name="L3">
              <text:list-header>
                <text:p text:style-name="P6"><text:span text:style-name="T11">Vercel</text:span></text:p>
              </text:list-header>
              <text:list-item>
                <text:p text:style-name="P6"><text:span text:style-name="T12">Deployment platform optimized for Next.js</text:span></text:p>
                <text:p text:style-name="P6"><text:span text:style-name="T12"/></text:p>
              </text:list-item>
            </text:list>
          </draw:text-box>
        </draw:frame>
        <draw:frame presentation:style-name="pr17" draw:layer="layout" svg:width="8.7cm" svg:height="3.9cm" svg:x="17.8cm" svg:y="11.4cm" presentation:class="outline" presentation:user-transformed="true">
          <draw:text-box>
            <text:list text:style-name="L3">
              <text:list-header>
                <text:p text:style-name="P1"><text:span text:style-name="T11">Git &amp; GitHub</text:span><text:span text:style-name="T12"> </text:span></text:p>
              </text:list-header>
              <text:list-item>
                <text:p text:style-name="P1"><text:span text:style-name="T12"><text:s/></text:span><text:span text:style-name="T12">Version control and collaboration</text:span></text:p>
              </text:list-item>
            </text:list>
          </draw:text-box>
        </draw:frame>
        <presentation:notes draw:style-name="dp2">
          <draw:page-thumbnail draw:style-name="gr1" draw:layer="layout" svg:width="17cm" svg:height="9.56cm" svg:x="2cm" svg:y="2.5cm" draw:page-number="6" presentation:class="page"/>
          <draw:frame presentation:style-name="pr18" draw:text-style-name="P8" draw:layer="layout" svg:width="17cm" svg:height="14cm" svg:x="2cm" svg:y="13cm" presentation:class="notes" presentation:placeholder="true">
            <draw:text-box/>
          </draw:frame>
        </presentation:notes>
      </draw:page>
      <draw:page draw:name="page7" draw:style-name="dp1" draw:master-page-name="Bullet_20_3" presentation:presentation-page-layout-name="AL5T12">
        <office:forms form:automatic-focus="false" form:apply-design-mode="false"/>
        <draw:g draw:style-name="gr4">
          <draw:custom-shape draw:style-name="gr5" draw:text-style-name="P16"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7" draw:layer="layout" svg:width="2.54cm" svg:height="2.54cm" svg:x="3.302cm" svg:y="6.604cm">
            <draw:image xlink:href="Pictures/100002CA0000029500000295DA6BE582.svg" xlink:type="simple" xlink:show="embed" xlink:actuate="onLoad" draw:mime-type="image/svg+xml">
              <text:p/>
            </draw:image>
            <draw:image xlink:href="Pictures/100000010000001900000019058C107F.png" xlink:type="simple" xlink:show="embed" xlink:actuate="onLoad" draw:mime-type="image/png"/>
          </draw:frame>
        </draw:g>
        <draw:g draw:style-name="gr4">
          <draw:custom-shape draw:style-name="gr7" draw:text-style-name="P18"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7" draw:layer="layout" svg:width="2.559cm" svg:height="2.559cm" svg:x="12.7cm" svg:y="6.585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g draw:style-name="gr4">
          <draw:custom-shape draw:style-name="gr9" draw:text-style-name="P19"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7" draw:layer="layout" svg:width="2.759cm" svg:height="2.759cm" svg:x="21.79cm" svg:y="6.35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g draw:style-name="gr4">
          <draw:custom-shape draw:style-name="gr10" draw:text-style-name="P16"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8"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9"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9" draw:text-style-name="P12" draw:layer="layout" svg:width="25.2cm" svg:height="2.629cm" svg:x="1.3cm" svg:y="1.3cm" presentation:class="title">
          <draw:text-box>
            <text:p text:style-name="P1"><text:span text:style-name="T7">🚧 </text:span><text:span text:style-name="T7">Challenges Faced</text:span></text:p>
          </draw:text-box>
        </draw:frame>
        <draw:frame presentation:style-name="pr20" draw:text-style-name="P20" draw:layer="layout" svg:width="8.2cm" svg:height="5.6cm" svg:x="1.3cm" svg:y="9.9cm" presentation:class="outline" presentation:user-transformed="true">
          <draw:text-box>
            <text:list text:style-name="L4">
              <text:list-header>
                <text:p text:style-name="P1"><text:span text:style-name="T13">Accurate Career Recommendations</text:span></text:p>
              </text:list-header>
              <text:list-item>
                <text:p text:style-name="P6"><text:span text:style-name="T14">Challenge: Ensuring AI gives accurate and relevant career suggestions based on limited user data.</text:span></text:p>
              </text:list-item>
              <text:list-item>
                <text:p text:style-name="P6"><text:span text:style-name="T14">Solution: Fine-tuned the prompts and tested the model extensively, adjusting based on feedback to enhance the quality of the recommendations.</text:span></text:p>
              </text:list-item>
            </text:list>
          </draw:text-box>
        </draw:frame>
        <draw:frame presentation:style-name="pr20" draw:text-style-name="P20" draw:layer="layout" svg:width="8.2cm" svg:height="5.6cm" svg:x="9.8cm" svg:y="9.9cm" presentation:class="outline" presentation:user-transformed="true">
          <draw:text-box>
            <text:list text:style-name="L4">
              <text:list-header>
                <text:p text:style-name="P1"><text:span text:style-name="T13">Balancing UI Simplicity and Depth</text:span></text:p>
              </text:list-header>
              <text:list-item>
                <text:p text:style-name="P6"><text:span text:style-name="T14">Challenge: Offering detailed career advice without overwhelming the user.</text:span></text:p>
              </text:list-item>
              <text:list-item>
                <text:p text:style-name="P6"><text:span text:style-name="T14">Solution: Focused on a clean, minimalistic UI with collapsible sections, tooltips, and user-friendly navigation.</text:span></text:p>
              </text:list-item>
            </text:list>
          </draw:text-box>
        </draw:frame>
        <draw:frame presentation:style-name="pr20" draw:text-style-name="P20" draw:layer="layout" svg:width="8.2cm" svg:height="5.6cm" svg:x="18.3cm" svg:y="9.9cm" presentation:class="outline" presentation:user-transformed="true">
          <draw:text-box>
            <text:list text:style-name="L4">
              <text:list-header>
                <text:p text:style-name="P1"><text:span text:style-name="T13">User Data Privacy and Security</text:span></text:p>
              </text:list-header>
              <text:list-item>
                <text:p text:style-name="P6"><text:span text:style-name="T14">Challenge: Handling sensitive user data, such as career goals and resumes.</text:span></text:p>
              </text:list-item>
              <text:list-item>
                <text:p text:style-name="P6"><text:span text:style-name="T14">Solution: Integrated secure authentication and encrypted data storage with platforms like Supabase and Firebase.</text:span></text:p>
              </text:list-item>
            </text:list>
          </draw:text-box>
        </draw:frame>
        <presentation:notes draw:style-name="dp2">
          <draw:page-thumbnail draw:style-name="gr1" draw:layer="layout" svg:width="17cm" svg:height="9.56cm" svg:x="2cm" svg:y="2.5cm" draw:page-number="7" presentation:class="page"/>
          <draw:frame presentation:style-name="pr21" draw:text-style-name="P8" draw:layer="layout" svg:width="17cm" svg:height="14cm" svg:x="2cm" svg:y="13cm" presentation:class="notes" presentation:placeholder="true">
            <draw:text-box/>
          </draw:frame>
        </presentation:notes>
      </draw:page>
      <draw:page draw:name="page8" draw:style-name="dp1" draw:master-page-name="Bullet_20_1" presentation:presentation-page-layout-name="AL5T12">
        <office:forms form:automatic-focus="false" form:apply-design-mode="false"/>
        <draw:frame draw:style-name="gr13" draw:text-style-name="P17"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custom-shape draw:style-name="gr14" draw:text-style-name="P21"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7"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13" draw:text-style-name="P17"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presentation:style-name="pr22" draw:text-style-name="P22" draw:layer="layout" svg:width="25.2cm" svg:height="2.1cm" svg:x="1.3cm" svg:y="0.4cm" presentation:class="title" presentation:user-transformed="true">
          <draw:text-box>
            <text:p text:style-name="P1"><text:span text:style-name="T15">🚀 </text:span><text:span text:style-name="T15">Future Improvements</text:span></text:p>
          </draw:text-box>
        </draw:frame>
        <draw:frame presentation:style-name="pr23" draw:text-style-name="P23" draw:layer="layout" svg:width="9.5cm" svg:height="3.7cm" svg:x="0.5cm" svg:y="2.7cm" presentation:class="outline" presentation:user-transformed="true">
          <draw:text-box>
            <text:list text:style-name="L3">
              <text:list-header>
                <text:p text:style-name="P1"><text:span text:style-name="T16">LinkedIn Profile Integration</text:span></text:p>
              </text:list-header>
              <text:list-item>
                <text:p text:style-name="P6"><text:span text:style-name="T17">Goal: Allow users to import their LinkedIn profile to automatically generate career suggestions based on existing skills, experiences, and endorsements.</text:span></text:p>
              </text:list-item>
              <text:list-item>
                <text:p text:style-name="P6"><text:span text:style-name="T17">Benefit: Enhances personalization and streamlines the onboarding process.</text:span></text:p>
              </text:list-item>
            </text:list>
          </draw:text-box>
        </draw:frame>
        <draw:frame presentation:style-name="pr23" draw:text-style-name="P23" draw:layer="layout" svg:width="9.5cm" svg:height="3.7cm" svg:x="17cm" svg:y="4cm" presentation:class="outline" presentation:user-transformed="true">
          <draw:text-box>
            <text:list text:style-name="L3">
              <text:list-header>
                <text:p text:style-name="P1"><text:span text:style-name="T16">Community and Networking Features</text:span></text:p>
              </text:list-header>
              <text:list-item>
                <text:p text:style-name="P6"><text:span text:style-name="T17">Goal: Add community-based features like forums or chat rooms for users to interact, share career experiences, and network.</text:span></text:p>
              </text:list-item>
              <text:list-item>
                <text:p text:style-name="P6"><text:span text:style-name="T17">Benefit: Builds a community of like-minded individuals to motivate and support one another on their career journeys.</text:span></text:p>
              </text:list-item>
            </text:list>
          </draw:text-box>
        </draw:frame>
        <draw:frame presentation:style-name="pr23" draw:text-style-name="P23" draw:layer="layout" svg:width="9.5cm" svg:height="3.7cm" svg:x="7.4cm" svg:y="11.2cm" presentation:class="outline" presentation:user-transformed="true">
          <draw:text-box>
            <text:list text:style-name="L3">
              <text:list-header>
                <text:p text:style-name="P1"><text:span text:style-name="T16">Voice Input for Interview Practice</text:span></text:p>
              </text:list-header>
              <text:list-item>
                <text:p text:style-name="P6"><text:span text:style-name="T17">Goal: Enable users to engage with the mock interview feature using voice, simulating a more realistic interview experience.</text:span></text:p>
              </text:list-item>
              <text:list-item>
                <text:p text:style-name="P6"><text:span text:style-name="T17">Benefit: Adds an immersive, hands-on component that helps users improve their verbal communication and confidence.</text:span></text:p>
              </text:list-item>
            </text:list>
          </draw:text-box>
        </draw:frame>
        <presentation:notes draw:style-name="dp2">
          <draw:page-thumbnail draw:style-name="gr1" draw:layer="layout" svg:width="17cm" svg:height="9.56cm" svg:x="2cm" svg:y="2.5cm" draw:page-number="8" presentation:class="page"/>
          <draw:frame presentation:style-name="pr24" draw:text-style-name="P8" draw:layer="layout" svg:width="17cm" svg:height="14cm" svg:x="2cm" svg:y="13cm" presentation:class="notes" presentation:placeholder="true">
            <draw:text-box/>
          </draw:frame>
        </presentation:notes>
      </draw:page>
      <draw:page draw:name="page9" draw:style-name="dp1" draw:master-page-name="Jigsaw" presentation:presentation-page-layout-name="AL2T1">
        <office:forms form:automatic-focus="false" form:apply-design-mode="false"/>
        <draw:frame presentation:style-name="pr25" draw:text-style-name="P24" draw:layer="layout" svg:width="25.2cm" svg:height="2.629cm" svg:x="1.3cm" svg:y="1.3cm" presentation:class="title">
          <draw:text-box>
            <text:p text:style-name="P1"><text:span text:style-name="T18">✅ </text:span><text:span text:style-name="T18">Conclusion</text:span></text:p>
          </draw:text-box>
        </draw:frame>
        <draw:frame presentation:style-name="pr26" draw:text-style-name="P10" draw:layer="layout" svg:width="12.7cm" svg:height="5.4cm" svg:x="10.9cm" svg:y="6cm" presentation:class="outline" presentation:user-transformed="true">
          <draw:text-box>
            <text:p text:style-name="P1"><text:span text:style-name="T6">The AI Career Coach project demonstrates how artificial intelligence can revolutionize the way individuals plan and progress in their careers. By offering personalized, real-time guidance and practical tools like resume optimization, skill development paths, and mock interviews, the platform empowers users to take control of their professional journey with confidence. As the job market continues to evolve, AI-driven career coaching has the potential to become a vital support system for both students and professionals worldwide.</text:span></text:p>
          </draw:text-box>
        </draw:frame>
        <presentation:notes draw:style-name="dp2">
          <draw:page-thumbnail draw:style-name="gr1" draw:layer="layout" svg:width="17cm" svg:height="9.56cm" svg:x="2cm" svg:y="2.5cm" draw:page-number="9" presentation:class="page"/>
          <draw:frame presentation:style-name="pr27" draw:text-style-name="P8" draw:layer="layout" svg:width="17cm" svg:height="14cm" svg:x="2cm" svg:y="13cm" presentation:class="notes" presentation:placeholder="true">
            <draw:text-box/>
          </draw:frame>
        </presentation:notes>
      </draw:page>
      <draw:page draw:name="page10" draw:style-name="dp1" draw:master-page-name="Grey-Elegant" presentation:presentation-page-layout-name="AL1T0" presentation:use-date-time-name="dtd1">
        <office:forms form:automatic-focus="false" form:apply-design-mode="false"/>
        <draw:frame draw:style-name="gr15" draw:text-style-name="P25" draw:layer="layout" svg:width="20.146cm" svg:height="9.853cm" svg:x="5.354cm" svg:y="4cm">
          <draw:text-box>
            <text:p text:style-name="P1"><text:span text:style-name="T19">Thank You!</text:span></text:p>
          </draw:text-box>
        </draw:frame>
        <presentation:notes draw:style-name="dp2">
          <draw:page-thumbnail draw:style-name="gr1" draw:layer="layout" svg:width="17cm" svg:height="9.56cm" svg:x="2cm" svg:y="2.5cm" draw:page-number="10" presentation:class="page"/>
          <draw:frame presentation:style-name="pr3" draw:text-style-name="P8"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n" fo:country="IN"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E7461CCF.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8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1.2$Linux_X86_64 LibreOffice_project/87fa9aec1a63e70835390b81c40bb8993f1d4ff6</meta:generator>
    <meta:creation-date>2025-04-11T22:38:41.070667142</meta:creation-date>
    <meta:editing-duration>PT31M18S</meta:editing-duration>
    <meta:editing-cycles>3</meta:editing-cycles>
    <dc:date>2025-04-12T11:38:03.482234612</dc:date>
    <meta:document-statistic meta:object-count="319"/>
  </office:meta>
</office:document-meta>
</file>